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305cm" style:rel-column-width="5031*"/>
    </style:style>
    <style:style style:name="Tabela1.B" style:family="table-column">
      <style:table-column-properties style:column-width="15.695cm" style:rel-column-width="60504*"/>
    </style:style>
    <style:style style:name="Tabela1.A1" style:family="table-cell">
      <style:table-cell-properties style:writing-mode="page"/>
    </style:style>
    <style:style style:name="Tabela1.A2" style:family="table-cell" style:data-style-name="N0">
      <style:table-cell-properties style:writing-mode="pag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style:writing-mode="page"/>
    </style:style>
    <style:style style:name="Tabela2.B2" style:family="table-cell" style:data-style-name="N0">
      <style:table-cell-properties style:writing-mode="page"/>
    </style:style>
    <style:style style:name="P1" style:family="paragraph" style:parent-style-name="Text_20_body">
      <style:text-properties officeooo:rsid="000cc48b" officeooo:paragraph-rsid="000cc48b"/>
    </style:style>
    <style:style style:name="P2" style:family="paragraph" style:parent-style-name="Text_20_body">
      <style:text-properties officeooo:rsid="000d7edb" officeooo:paragraph-rsid="000d7edb"/>
    </style:style>
    <style:style style:name="P3" style:family="paragraph" style:parent-style-name="Text_20_body">
      <style:text-properties officeooo:rsid="000f29d3" officeooo:paragraph-rsid="000f29d3"/>
    </style:style>
    <style:style style:name="P4" style:family="paragraph" style:parent-style-name="Text_20_body">
      <style:text-properties officeooo:rsid="0011d143" officeooo:paragraph-rsid="0011d143"/>
    </style:style>
    <style:style style:name="P5" style:family="paragraph" style:parent-style-name="Text_20_body">
      <style:text-properties officeooo:rsid="00123a63" officeooo:paragraph-rsid="00123a63"/>
    </style:style>
    <style:style style:name="P6" style:family="paragraph" style:parent-style-name="Text_20_body">
      <style:text-properties officeooo:rsid="00137a92" officeooo:paragraph-rsid="00137a92"/>
    </style:style>
    <style:style style:name="P7" style:family="paragraph" style:parent-style-name="Text_20_body">
      <style:text-properties officeooo:paragraph-rsid="00164114"/>
    </style:style>
    <style:style style:name="P8" style:family="paragraph" style:parent-style-name="Text_20_body">
      <style:text-properties officeooo:rsid="0017a2ec" officeooo:paragraph-rsid="0017a2ec"/>
    </style:style>
    <style:style style:name="P9" style:family="paragraph" style:parent-style-name="Text_20_body">
      <style:text-properties officeooo:rsid="0017b2c2" officeooo:paragraph-rsid="0017b2c2"/>
    </style:style>
    <style:style style:name="P10" style:family="paragraph" style:parent-style-name="Table_20_Contents">
      <style:text-properties officeooo:rsid="000f29d3"/>
    </style:style>
    <style:style style:name="P11" style:family="paragraph" style:parent-style-name="Table_20_Contents">
      <style:text-properties officeooo:rsid="000f29d3" officeooo:paragraph-rsid="000f29d3"/>
    </style:style>
    <style:style style:name="P12" style:family="paragraph" style:parent-style-name="Table_20_Contents">
      <style:text-properties officeooo:rsid="00109734" officeooo:paragraph-rsid="00109734"/>
    </style:style>
    <style:style style:name="P13" style:family="paragraph" style:parent-style-name="Table_20_Contents">
      <style:text-properties officeooo:rsid="00137a92" officeooo:paragraph-rsid="00137a92"/>
    </style:style>
    <style:style style:name="P14" style:family="paragraph" style:parent-style-name="Treść_20_tekstu2">
      <style:text-properties officeooo:paragraph-rsid="0017a2ec"/>
    </style:style>
    <style:style style:name="P15" style:family="paragraph" style:parent-style-name="Text_20_body" style:list-style-name="L1">
      <style:text-properties officeooo:paragraph-rsid="00164114"/>
    </style:style>
    <style:style style:name="P16" style:family="paragraph" style:parent-style-name="Text_20_body" style:list-style-name="L2">
      <style:text-properties officeooo:paragraph-rsid="00164114"/>
    </style:style>
    <style:style style:name="P17" style:family="paragraph" style:parent-style-name="Text_20_body" style:list-style-name="L4">
      <style:text-properties officeooo:rsid="0017b2c2" officeooo:paragraph-rsid="0017b2c2"/>
    </style:style>
    <style:style style:name="P18" style:family="paragraph" style:parent-style-name="Text_20_body" style:list-style-name="L5">
      <style:text-properties officeooo:rsid="0017b2c2" officeooo:paragraph-rsid="0017b2c2"/>
    </style:style>
    <style:style style:name="P19" style:family="paragraph" style:parent-style-name="Text_20_body" style:list-style-name="L6">
      <style:text-properties officeooo:rsid="0017b2c2" officeooo:paragraph-rsid="001a0565"/>
    </style:style>
    <style:style style:name="P20" style:family="paragraph" style:parent-style-name="Text_20_body" style:list-style-name="L4">
      <style:text-properties officeooo:rsid="0017a2ec" officeooo:paragraph-rsid="0017b2c2"/>
    </style:style>
    <style:style style:name="P21" style:family="paragraph" style:parent-style-name="Text_20_body" style:list-style-name="L6">
      <style:text-properties officeooo:rsid="001a0565" officeooo:paragraph-rsid="001a0565"/>
    </style:style>
    <style:style style:name="P22" style:family="paragraph" style:parent-style-name="Text_20_body">
      <style:text-properties officeooo:rsid="001a0565" officeooo:paragraph-rsid="001a0565"/>
    </style:style>
    <style:style style:name="P23" style:family="paragraph" style:parent-style-name="Text_20_body" style:list-style-name="L7">
      <style:text-properties officeooo:rsid="001a0565" officeooo:paragraph-rsid="001a0565"/>
    </style:style>
    <style:style style:name="P24" style:family="paragraph" style:parent-style-name="Text_20_body">
      <style:text-properties officeooo:rsid="001ab479" officeooo:paragraph-rsid="001ab479"/>
    </style:style>
    <style:style style:name="P25" style:family="paragraph" style:parent-style-name="Treść_20_tekstu2" style:list-style-name="L3"/>
    <style:style style:name="P26" style:family="paragraph" style:parent-style-name="Treść_20_tekstu2" style:list-style-name="L3">
      <style:text-properties officeooo:paragraph-rsid="00164114"/>
    </style:style>
    <style:style style:name="P27" style:family="paragraph" style:parent-style-name="Treść_20_tekstu2" style:list-style-name="L3">
      <style:text-properties officeooo:paragraph-rsid="0017a2ec"/>
    </style:style>
    <style:style style:name="T1" style:family="text">
      <style:text-properties officeooo:rsid="000d7edb"/>
    </style:style>
    <style:style style:name="T2" style:family="text">
      <style:text-properties fo:color="#800080" loext:opacity="100%"/>
    </style:style>
    <style:style style:name="T3" style:family="text">
      <style:text-properties fo:color="#800080" loext:opacity="100%" style:font-name="Liberation Mono"/>
    </style:style>
    <style:style style:name="T4" style:family="text">
      <style:text-properties fo:color="#800080" loext:opacity="100%" style:font-name="Liberation Mono" officeooo:rsid="001ab479"/>
    </style:style>
    <style:style style:name="T5" style:family="text">
      <style:text-properties fo:color="#800080" loext:opacity="100%" style:font-name="Liberation Mono" officeooo:rsid="001ab479" fo:background-color="transparent" loext:char-shading-value="0"/>
    </style:style>
    <style:style style:name="T6" style:family="text">
      <style:text-properties fo:color="#800080" loext:opacity="100%" style:font-name="Liberation Serif"/>
    </style:style>
    <style:style style:name="T7" style:family="text">
      <style:text-properties style:font-name="Liberation Serif"/>
    </style:style>
    <style:style style:name="T8" style:family="text">
      <style:text-properties style:font-name="Liberation Serif" officeooo:rsid="0017a2ec"/>
    </style:style>
    <style:style style:name="T9" style:family="text">
      <style:text-properties fo:color="#000000" loext:opacity="100%" style:font-name="Liberation Serif"/>
    </style:style>
    <style:style style:name="T10" style:family="text">
      <style:text-properties fo:color="#000000" loext:opacity="100%" style:font-name="Liberation Serif" officeooo:rsid="00137a92"/>
    </style:style>
    <style:style style:name="T11" style:family="text">
      <style:text-properties fo:color="#000000" loext:opacity="100%" style:font-name="Liberation Serif" officeooo:rsid="00164114"/>
    </style:style>
    <style:style style:name="T12" style:family="text">
      <style:text-properties fo:color="#000000" loext:opacity="100%" style:font-name="Liberation Serif" officeooo:rsid="00164114" style:font-name-asian="MS Gothic1" style:font-name-complex="Liberation Mono"/>
    </style:style>
    <style:style style:name="T13" style:family="text">
      <style:text-properties fo:color="#000000" loext:opacity="100%" style:font-name="Liberation Serif" officeooo:rsid="001ab479"/>
    </style:style>
    <style:style style:name="T14" style:family="text">
      <style:text-properties fo:color="#000000" loext:opacity="100%" style:font-name="Liberation Serif"/>
    </style:style>
    <style:style style:name="T15" style:family="text">
      <style:text-properties fo:color="#000000" loext:opacity="100%" style:font-name="Liberation Serif" officeooo:rsid="001ab479"/>
    </style:style>
    <style:style style:name="T16" style:family="text">
      <style:text-properties officeooo:rsid="0017b2c2"/>
    </style:style>
    <style:style style:name="T17" style:family="text">
      <style:text-properties officeooo:rsid="001a0565"/>
    </style:style>
    <style:style style:name="T18" style:family="text">
      <style:text-properties officeooo:rsid="001ab4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Wojownik</text:h>
      <text:p text:style-name="P1">Fantasy/Baśń: Wojownik, rycerz, barbarzyńca, żołnierz, walkyria.</text:p>
      <text:p text:style-name="P1">Współczesność/Horror/Romans: policjant, żołnierz, strażnik, detektyw, ochroniarz, atleta.</text:p>
      <text:p text:style-name="P1">Science fiction: oficer bezpieczeństwa, wojownik, żołnierz, najemnik, </text:p>
      <text:p text:style-name="P1">Superhero/Post-apokalipsa: bohater </text:p>
      <text:p text:style-name="P1">Jesteś dobrz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Rola w grze: Wojownicy są fizyczni i zorientowani na akcję. Cześciej rozwiązują problemy, korzystając z siły, niż na inne sposoby, i często wybierają najprostszą drogę do osiągnięcia swoich celów. </text:p>
      <text:p text:style-name="P1">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Rola społeczna: <text:span text:style-name="T1">Wojownicy nie zawsze są żołnierzami lub najemnikami. Każdy, kto jest gotów do odrobinę przemocy w swoim życiu, lub choćby jej potencjał, może być Wojownikiem, mówiąc ogólnikowo. Wliczają się w to strażnicy, policjanci, marynarze lub ludzie innych profesji, którzy wiedzą, jak się bronić.</text:span></text:p>
      <text:p text:style-name="P2">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3">Historia Wojownika</text:p>
      <text:p text:style-name="P3">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1" table:style-name="Tabela1">
        <table:table-column table:style-name="Tabela1.A"/>
        <table:table-column table:style-name="Tabela1.B"/>
        <table:table-row table:style-name="TableLine2150119744976">
          <table:table-cell table:style-name="Tabela1.A1" office:value-type="string">
            <text:p text:style-name="P11">k20</text:p>
          </table:table-cell>
          <table:table-cell table:style-name="Tabela1.A1" office:value-type="string">
            <text:p text:style-name="P11">Fakt historyczny</text:p>
          </table:table-cell>
        </table:table-row>
        <table:table-row table:style-name="TableLine2150119733008">
          <table:table-cell table:style-name="Tabela1.A2" office:value-type="float" office:value="1">
            <text:p text:style-name="P11">1</text:p>
          </table:table-cell>
          <table:table-cell table:style-name="Tabela1.A1" office:value-type="string">
            <text:p text:style-name="P11">Byłeś w armii i dalej masz przyjaciół, którzy tam są. Twój były dowódca dobrze Cię pamięta.</text:p>
          </table:table-cell>
        </table:table-row>
        <table:table-row table:style-name="TableLine2150119742528">
          <table:table-cell table:style-name="Tabela1.A2" office:value-type="float" office:value="2">
            <text:p text:style-name="P11">2</text:p>
          </table:table-cell>
          <table:table-cell table:style-name="Tabela1.A1" office:value-type="string">
            <text:p text:style-name="P11">Byłeś ochroniarzem bogatej kobiety, która oskarżyła Cię o kradzież. Opuściłeś jej służbę w cieniu podejrzeń.</text:p>
          </table:table-cell>
        </table:table-row>
        <table:table-row table:style-name="TableLine2150119736000">
          <table:table-cell table:style-name="Tabela1.A2" office:value-type="float" office:value="3">
            <text:p text:style-name="P11">3</text:p>
          </table:table-cell>
          <table:table-cell table:style-name="Tabela1.A1" office:value-type="string">
            <text:p text:style-name="P11">Byłeś ochroniarzem lokalnego baru, i właściciele pamiętają Cię.</text:p>
          </table:table-cell>
        </table:table-row>
        <table:table-row table:style-name="TableLine2150119736272">
          <table:table-cell table:style-name="Tabela1.A2" office:value-type="float" office:value="4">
            <text:p text:style-name="P11">4</text:p>
          </table:table-cell>
          <table:table-cell table:style-name="Tabela1.A1" office:value-type="string">
            <text:p text:style-name="P11">Trenowałeś z szanowanym mentorem. Trzyma on Cię w estymie, ale ma wielu wrogów.</text:p>
          </table:table-cell>
        </table:table-row>
        <table:table-row table:style-name="TableLine2150119740080">
          <table:table-cell table:style-name="Tabela1.A2" office:value-type="float" office:value="5">
            <text:p text:style-name="P11">5</text:p>
          </table:table-cell>
          <table:table-cell table:style-name="Tabela1.A1" office:value-type="string">
            <text:p text:style-name="P11">Trenowałeś w odosobnionym zakonie. Mnisi myślą o Tobie jak o bracie, ale dla wszystkich innych jesteś obcym.</text:p>
          </table:table-cell>
        </table:table-row>
        <table:table-row table:style-name="TableLine2150119732736">
          <table:table-cell table:style-name="Tabela1.A2" office:value-type="float" office:value="6">
            <text:p text:style-name="P11">6</text:p>
          </table:table-cell>
          <table:table-cell table:style-name="Tabela1.A1" office:value-type="string">
            <text:p text:style-name="P10">Nie masz formalnego wyszkolenia. Twoje zdolności po prostu są (naturalnie bądź nie).</text:p>
          </table:table-cell>
        </table:table-row>
        <table:table-row table:style-name="TableLine2150119737360">
          <table:table-cell table:style-name="Tabela1.A2" office:value-type="float" office:value="7">
            <text:p text:style-name="P11">7</text:p>
          </table:table-cell>
          <table:table-cell table:style-name="Tabela1.A1" office:value-type="string">
            <text:p text:style-name="P11">Spędziłeś czas na ulicach i byłeś przez pewien czas w więzieniu.</text:p>
          </table:table-cell>
        </table:table-row>
        <table:table-row table:style-name="TableLine2150119733280">
          <table:table-cell table:style-name="Tabela1.A2" office:value-type="float" office:value="8">
            <text:p text:style-name="P11">8</text:p>
          </table:table-cell>
          <table:table-cell table:style-name="Tabela1.A1" office:value-type="string">
            <text:p text:style-name="P11">Zapisano Cię do służby wojskowej, ale uciekłeś po niedługim czasie.</text:p>
          </table:table-cell>
        </table:table-row>
        <table:table-row table:style-name="TableLine2150119731920">
          <table:table-cell table:style-name="Tabela1.A2" office:value-type="float" office:value="9">
            <text:p text:style-name="P11">9</text:p>
          </table:table-cell>
          <table:table-cell table:style-name="Tabela1.A1" office:value-type="string">
            <text:p text:style-name="P12">Służyłeś jako ochroniarz dla potężnego kryminalisty, który teraz jest CI winny życie.</text:p>
          </table:table-cell>
        </table:table-row>
        <table:table-row table:style-name="TableLine2150119740352">
          <table:table-cell table:style-name="Tabela1.A2" office:value-type="float" office:value="10">
            <text:p text:style-name="P12">10</text:p>
          </table:table-cell>
          <table:table-cell table:style-name="Tabela1.A1" office:value-type="string">
            <text:p text:style-name="P12">Pracowałeś jako oficer policji lub detektyw. Każdy Cię zna, ale opinie o Tobie są różne.</text:p>
          </table:table-cell>
        </table:table-row>
        <text:soft-page-break/>
        <table:table-row table:style-name="TableLine2150119744704">
          <table:table-cell table:style-name="Tabela1.A2" office:value-type="float" office:value="11">
            <text:p text:style-name="P12">11</text:p>
          </table:table-cell>
          <table:table-cell table:style-name="Tabela1.A1" office:value-type="string">
            <text:p text:style-name="P12">Twoje starsze rodzeństwo to niesłynna postać, która żyje w hańbie. </text:p>
          </table:table-cell>
        </table:table-row>
        <table:table-row table:style-name="TableLine2150119746064">
          <table:table-cell table:style-name="Tabela1.A2" office:value-type="float" office:value="12">
            <text:p text:style-name="P12">12</text:p>
          </table:table-cell>
          <table:table-cell table:style-name="Tabela1.A1" office:value-type="string">
            <text:p text:style-name="P12">Służyłeś jako strażnik komuś, kto dużo podróżował. Znasz ludzi w wielu miejscach.</text:p>
          </table:table-cell>
        </table:table-row>
        <table:table-row table:style-name="TableLine2150119746336">
          <table:table-cell table:style-name="Tabela1.A2" office:value-type="float" office:value="13">
            <text:p text:style-name="P12">13</text:p>
          </table:table-cell>
          <table:table-cell table:style-name="Tabela1.A1" office:value-type="string">
            <text:p text:style-name="P12">Twój najlepszy przyjaciel to nauczyciel lub badacz. Jest on świetnym źródłem wiedzy.</text:p>
          </table:table-cell>
        </table:table-row>
        <table:table-row table:style-name="TableLine2150119737088">
          <table:table-cell table:style-name="Tabela1.A2" office:value-type="float" office:value="14">
            <text:p text:style-name="P12">14</text:p>
          </table:table-cell>
          <table:table-cell table:style-name="Tabela1.A1" office:value-type="string">
            <text:p text:style-name="P12">Ty i Twój przyjaciel palicie ten sam rodzaj rzadkiego, drogiego tytoniu. Spotykacie się co tydzień, by porozmawiać i zapalić.</text:p>
          </table:table-cell>
        </table:table-row>
        <table:table-row table:style-name="TableLine2150119741712">
          <table:table-cell table:style-name="Tabela1.A2" office:value-type="float" office:value="15">
            <text:p text:style-name="P12">15</text:p>
          </table:table-cell>
          <table:table-cell table:style-name="Tabela1.A1" office:value-type="string">
            <text:p text:style-name="P12">Twój wuj prowadzi teatr w mieśćie. Znasz wszystkich aktorów i masz wolny wstęp na występy.</text:p>
          </table:table-cell>
        </table:table-row>
        <table:table-row table:style-name="TableLine2150119741984">
          <table:table-cell table:style-name="Tabela1.A2" office:value-type="float" office:value="16">
            <text:p text:style-name="P12">16</text:p>
          </table:table-cell>
          <table:table-cell table:style-name="Tabela1.A1" office:value-type="string">
            <text:p text:style-name="P12">Twój przyjaciel-rzemieślnik czasami prosi Cię o pomoc. Jednakże, płaci on dobrze.</text:p>
          </table:table-cell>
        </table:table-row>
        <table:table-row table:style-name="TableLine2150119743072">
          <table:table-cell table:style-name="Tabela1.A2" office:value-type="float" office:value="17">
            <text:p text:style-name="P12">17</text:p>
          </table:table-cell>
          <table:table-cell table:style-name="Tabela1.A1" office:value-type="string">
            <text:p text:style-name="P12">Twój mentor napisał książkę o sztukach walki. Czasami ludzie pragną Cię odszukać i zapytać o jej dziwne zapisy.</text:p>
          </table:table-cell>
        </table:table-row>
        <table:table-row table:style-name="TableLine2150119746880">
          <table:table-cell table:style-name="Tabela1.A2" office:value-type="float" office:value="18">
            <text:p text:style-name="P12">18</text:p>
          </table:table-cell>
          <table:table-cell table:style-name="Tabela1.A1" office:value-type="string">
            <text:p text:style-name="P12">Ktoś, z kim walczyłeś ramię w ramię w armii, teraz jest burmistrzem lokalnego miasteczka.</text:p>
          </table:table-cell>
        </table:table-row>
        <table:table-row table:style-name="TableLine2150119743616">
          <table:table-cell table:style-name="Tabela1.A2" office:value-type="float" office:value="19">
            <text:p text:style-name="P12">19</text:p>
          </table:table-cell>
          <table:table-cell table:style-name="Tabela1.A1" office:value-type="string">
            <text:p text:style-name="P12">Ocaliłeś życie rodziny, gdy jej dom płonął. Mają oni u Ciebie dług, a ich sąsiedzi traktują Ciebie jak bohatera.</text:p>
          </table:table-cell>
        </table:table-row>
        <table:table-row table:style-name="TableLine2150119746608">
          <table:table-cell table:style-name="Tabela1.A2" office:value-type="float" office:value="20">
            <text:p text:style-name="P12">20</text:p>
          </table:table-cell>
          <table:table-cell table:style-name="Tabela1.A1" office:value-type="string">
            <text:p text:style-name="P12">Twój stary trener dalej spodziewa się, że wrócisz i sprzątniesz po jego zajęciach, gdy to robisz, dzieli się on z Tobą okazjonalnie ciekawymi plotkami.</text:p>
          </table:table-cell>
        </table:table-row>
      </table:table>
      <text:p text:style-name="P3"/>
      <text:p text:style-name="P4">WOJOWNIK – WTRĄCENIA GRACZA</text:p>
      <text:p text:style-name="P5">Możesz wydać 1 PD by skorzystać z poniższych wtrąceń gracza, jeśli jest to stosowne do sytuacji, a MG się zgodzi.</text:p>
      <text:p text:style-name="P5">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5">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Text_20_body">Słabość Broni: Broń Twojego przeciwnika ma słaby punkt. Podczas walki, szybko się ona psuje i spada o dwa stopnie w dół na <text:span text:style-name="Source_20_Text"><text:span text:style-name="T2">liczniku obrażeń przedmiotu</text:span></text:span>.</text:p>
      <text:p text:style-name="P6">PULE STATYSTYK WOJOWNIKA</text:p>
      <table:table table:name="Tabela2" table:style-name="Tabela2">
        <table:table-column table:style-name="Tabela2.A"/>
        <table:table-column table:style-name="Tabela2.B"/>
        <table:table-row table:style-name="TableLine2150119747152">
          <table:table-cell table:style-name="Tabela2.A1" office:value-type="string">
            <text:p text:style-name="P13">Statystyka</text:p>
          </table:table-cell>
          <table:table-cell table:style-name="Tabela2.A1" office:value-type="string">
            <text:p text:style-name="P13">Wartość Startowa Puli</text:p>
          </table:table-cell>
        </table:table-row>
        <table:table-row table:style-name="TableLine2150119748240">
          <table:table-cell table:style-name="Tabela2.A1" office:value-type="string">
            <text:p text:style-name="P13">Moc</text:p>
          </table:table-cell>
          <table:table-cell table:style-name="Tabela2.B2" office:value-type="float" office:value="10">
            <text:p text:style-name="P13">10</text:p>
          </table:table-cell>
        </table:table-row>
        <table:table-row table:style-name="TableLine2150119747424">
          <table:table-cell table:style-name="Tabela2.A1" office:value-type="string">
            <text:p text:style-name="P13">Szybkość</text:p>
          </table:table-cell>
          <table:table-cell table:style-name="Tabela2.B2" office:value-type="float" office:value="10">
            <text:p text:style-name="P13">10</text:p>
          </table:table-cell>
        </table:table-row>
        <table:table-row table:style-name="TableLine2150119761568">
          <table:table-cell table:style-name="Tabela2.A1" office:value-type="string">
            <text:p text:style-name="P13">Intelekt</text:p>
          </table:table-cell>
          <table:table-cell table:style-name="Tabela2.B2" office:value-type="float" office:value="8">
            <text:p text:style-name="P13">8</text:p>
          </table:table-cell>
        </table:table-row>
      </table:table>
      <text:p text:style-name="P6"/>
      <text:p text:style-name="P6">Otrzymujesz dodatkowe 6 punktów do podziału pomiędzy Pule, jakkolwiek sobie życzysz.</text:p>
      <text:p text:style-name="P6">WOJOWNIK PIERWSZEGO POZIOMU</text:p>
      <text:p text:style-name="P6">Pierwszo-poziomowi wojownicy mają następujące zdolności:</text:p>
      <text:p text:style-name="P6">Wysiłek: Twój Wysiłek to 1.</text:p>
      <text:p text:style-name="P6">Fizyczna Natura: Masz Skupienie w Mocy 1 i Skupienie w Szybkości 0 lub Skupienie w Mocy 0 i Skupienie w Szybkości 1. Niezależnie od tego, Twoje Skupienie w Intelekcie to 0.</text:p>
      <text:p text:style-name="P6">Korzystanie z Cypherów: Możesz nosić dwa Cyphery w danym czasie.</text:p>
      <text:p text:style-name="P6"><text:soft-page-break/>Bronie: Jesteś wytrenowany w lekkich, średnich i ciężkich broniach i nie stosuje siędo Ciebie kara za używanie jakiegokolwiek rodzaju broni. Umożliwienie.</text:p>
      <text:p text:style-name="P6">Początkowy Ekwipunek: Odpowiednie ubranie i dwie bronie Twojego wyboru, plus jeden drogi przedmiot, dwa przedmioty średniej ceny i cztery niedrogie.</text:p>
      <text:p text:style-name="Text_20_body">Specialne Zdolności: Wybierz cztery zdolności z poniższej listy. Nie możesz wybrać tej samej zdolności więcej niż raz, chyba, że jej opis mówi inaczej. Pełny opis wszystkich zdolności znajduje sięw rozdziale <text:span text:style-name="Source_20_Text"><text:span text:style-name="T2">Zdolności</text:span></text:span><text:span text:style-name="Source_20_Text"><text:span text:style-name="T9">, który także zawiera </text:span></text:span><text:span text:style-name="Source_20_Text"><text:span text:style-name="T10">opis Posmaków i zdolności Specjalizacji w pojedynczym, sporym katalogu.</text:span></text:span></text:p>
      <text:list xml:id="list2665008323" text:style-name="L1">
        <text:list-item>
          <text:p text:style-name="P15"><text:span text:style-name="Source_20_Text"><text:span text:style-name="T11">Broń Niepotrzebna</text:span></text:span></text:p>
        </text:list-item>
        <text:list-item>
          <text:p text:style-name="P15"><text:span text:style-name="Source_20_Text"><text:span text:style-name="T11">K</text:span></text:span><text:span text:style-name="Source_20_Text"><text:span text:style-name="T10">ontrol</text:span></text:span><text:span text:style-name="Source_20_Text"><text:span text:style-name="T12">a Bitewna</text:span></text:span></text:p>
        </text:list-item>
        <text:list-item>
          <text:p text:style-name="P15"><text:span text:style-name="Source_20_Text"><text:span text:style-name="T12">Na Straży</text:span></text:span></text:p>
        </text:list-item>
        <text:list-item>
          <text:p text:style-name="P15"><text:span text:style-name="Source_20_Text"><text:span text:style-name="T11">Ogłuszenie</text:span></text:span></text:p>
        </text:list-item>
        <text:list-item>
          <text:p text:style-name="P15"><text:span text:style-name="Source_20_Text"><text:span text:style-name="T11">Szybki Rzut</text:span></text:span></text:p>
        </text:list-item>
        <text:list-item>
          <text:p text:style-name="P15"><text:span text:style-name="Source_20_Text"><text:span text:style-name="T11">Ulepszone Skupienie</text:span></text:span></text:p>
        </text:list-item>
        <text:list-item>
          <text:p text:style-name="P15"><text:span text:style-name="Source_20_Text"><text:span text:style-name="T11">Umiejętności Fizyczne</text:span></text:span></text:p>
        </text:list-item>
        <text:list-item>
          <text:p text:style-name="P15"><text:span text:style-name="Source_20_Text"><text:span text:style-name="T11">Wyszkolony Bez Zbroi</text:span></text:span></text:p>
        </text:list-item>
        <text:list-item>
          <text:p text:style-name="P15"><text:span text:style-name="Source_20_Text"><text:span text:style-name="T11">Wyszkolony w Zbroi</text:span></text:span></text:p>
        </text:list-item>
      </text:list>
      <text:list xml:id="list1114664469" text:style-name="L2">
        <text:list-item>
          <text:p text:style-name="P16"><text:span text:style-name="Source_20_Text"><text:span text:style-name="T11">Zamach</text:span></text:span></text:p>
        </text:list-item>
        <text:list-item>
          <text:p text:style-name="P16"><text:span text:style-name="Source_20_Text"><text:span text:style-name="T11">Zdolności </text:span></text:span><text:span text:style-name="Source_20_Text"><text:span text:style-name="T13">B</text:span></text:span><text:span text:style-name="Source_20_Text"><text:span text:style-name="T11">ojowe</text:span></text:span></text:p>
        </text:list-item>
      </text:list>
      <text:p text:style-name="P7"><text:span text:style-name="Source_20_Text"><text:span text:style-name="T11">WOJOWNIK DRUGIEGO POZIOMU</text:span></text:span></text:p>
      <text:p text:style-name="Treść_20_tekstu2"><text:span text:style-name="Source_20_Text"><text:span text:style-name="T7">Wybierz dwie zdolności z poniższej lisy (lub z niższego poziomu) i dodaj je do swoich zdolności. Dodatkowo, możesz zamienić jedną ze zdolności niższego poziomu na inną z niższego poziomu.</text:span></text:span></text:p>
      <text:list xml:id="list1861120240" text:style-name="L3">
        <text:list-item>
          <text:p text:style-name="P26"><text:span text:style-name="Source_20_Text"><text:span text:style-name="T7">Krwawienie</text:span></text:span></text:p>
        </text:list-item>
        <text:list-item>
          <text:p text:style-name="P25"><text:span text:style-name="Source_20_Text"><text:span text:style-name="T7">Miażdżący Cios</text:span></text:span></text:p>
        </text:list-item>
        <text:list-item>
          <text:p text:style-name="P27"><text:span text:style-name="Source_20_Text"><text:span text:style-name="T7">Następny Atak</text:span></text:span></text:p>
        </text:list-item>
        <text:list-item>
          <text:p text:style-name="P25"><text:span text:style-name="Source_20_Text"><text:span text:style-name="T7">Przeładowanie</text:span></text:span></text:p>
        </text:list-item>
        <text:list-item>
          <text:p text:style-name="P25"><text:span text:style-name="Source_20_Text"><text:span text:style-name="T7">Umiejętny Atak</text:span></text:span></text:p>
        </text:list-item>
        <text:list-item>
          <text:p text:style-name="P25"><text:span text:style-name="Source_20_Text"><text:span text:style-name="T7">Umiejętna Obrona</text:span></text:span></text:p>
        </text:list-item>
      </text:list>
      <text:p text:style-name="P14"><text:span text:style-name="Source_20_Text"><text:span text:style-name="T8">WOJOWNIK TRZECIEGO POZIOMU</text:span></text:span></text:p>
      <text:p text:style-name="P8">Wybierz trzy zdolności z poniższej listy (lub z niższego poziomu) i dodaj je do swoich zdolności. Dodatkowo, możesz zamienić jedną ze zdolności niższego poziomu na inną z niższego poziomu.</text:p>
      <text:list xml:id="list2141320242" text:style-name="L4">
        <text:list-item>
          <text:p text:style-name="P17">Chwytaj Moment</text:p>
        </text:list-item>
        <text:list-item>
          <text:p text:style-name="P17">Cięcie</text:p>
        </text:list-item>
        <text:list-item>
          <text:p text:style-name="P17">Cios z Wyciągnięciem</text:p>
        </text:list-item>
        <text:list-item>
          <text:p text:style-name="P17"><text:soft-page-break/>Czujność</text:p>
        </text:list-item>
        <text:list-item>
          <text:p text:style-name="P17">Ekspercki Użytkownik Cypherów</text:p>
        </text:list-item>
        <text:list-item>
          <text:p text:style-name="P20">Fur<text:span text:style-name="T16">ia</text:span></text:p>
        </text:list-item>
        <text:list-item>
          <text:p text:style-name="P17">Odporność na Energię</text:p>
        </text:list-item>
        <text:list-item>
          <text:p text:style-name="P17">Ostrzał Ciągły</text:p>
        </text:list-item>
        <text:list-item>
          <text:p text:style-name="P17">Podwójny Strzał</text:p>
        </text:list-item>
        <text:list-item>
          <text:p text:style-name="P17">Przywykły do Noszenia Zbroi</text:p>
        </text:list-item>
        <text:list-item>
          <text:p text:style-name="P20">Re<text:span text:style-name="T16">akcja</text:span></text:p>
        </text:list-item>
        <text:list-item>
          <text:p text:style-name="P17">Śmiertelna Salwa</text:p>
        </text:list-item>
      </text:list>
      <text:p text:style-name="P9">WOJOWNIK CZWARTEGO POZIOMU</text:p>
      <text:p text:style-name="P9">Wybierz dwie z poniższych zdolności (lub z niższego poziomu) i dodaj je do swoich zdolności. Dodatkowo, możesz zamienić jedną z zdolności niższego poziomu na inną z niższego poziomu.</text:p>
      <text:list xml:id="list1384716288" text:style-name="L5">
        <text:list-item>
          <text:p text:style-name="P18">Dodatkowy Wysiłek</text:p>
        </text:list-item>
        <text:list-item>
          <text:p text:style-name="P18">Doświadczony Obrońca</text:p>
        </text:list-item>
        <text:list-item>
          <text:p text:style-name="P18">Finta</text:p>
        </text:list-item>
        <text:list-item>
          <text:p text:style-name="P18">Pęd</text:p>
        </text:list-item>
        <text:list-item>
          <text:p text:style-name="P18">Przełamanie Obrony</text:p>
        </text:list-item>
        <text:list-item>
          <text:p text:style-name="P18">Wycelowanie</text:p>
        </text:list-item>
        <text:list-item>
          <text:p text:style-name="P18">Wyjątkowo Wytrzymały</text:p>
        </text:list-item>
        <text:list-item>
          <text:p text:style-name="P18">Zręczny Wojownik</text:p>
        </text:list-item>
        <text:list-item>
          <text:p text:style-name="P18">Zwiększony Efekt</text:p>
        </text:list-item>
      </text:list>
      <text:p text:style-name="P9">WOJOWNIK PIĄTEGO POZIOMU</text:p>
      <text:p text:style-name="P9">Wybierz trzy zdolności z poniższej listy (lub z niższego poziomu) i dodaj je do swoich zdolności. Dodatkowo, możesz zamienić jedną ze zdolności niższego poziomu na inną zdolność niższego poziomu.</text:p>
      <text:list xml:id="list2987865858" text:style-name="L6">
        <text:list-item>
          <text:p text:style-name="P21">Atak z Wyskoku</text:p>
        </text:list-item>
        <text:list-item>
          <text:p text:style-name="P21">Blok</text:p>
        </text:list-item>
        <text:list-item>
          <text:p text:style-name="P21">Mistrzostwo Ataków</text:p>
        </text:list-item>
        <text:list-item>
          <text:p text:style-name="P19">M<text:span text:style-name="T17">istrzostwo Obrony</text:span></text:p>
        </text:list-item>
        <text:list-item>
          <text:p text:style-name="P21">Mistrzowska Biegłość w Pancerzach</text:p>
        </text:list-item>
        <text:list-item>
          <text:p text:style-name="P21">Ulepszony Sukces</text:p>
        </text:list-item>
        <text:list-item>
          <text:p text:style-name="P21">Potrójny Wystrzał</text:p>
        </text:list-item>
        <text:list-item>
          <text:p text:style-name="P21">Zaawansowany Użytkownik Cypherów</text:p>
        </text:list-item>
      </text:list>
      <text:p text:style-name="P22"><text:soft-page-break/>(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22">WOJOWNIK SZÓSTEGO POZIOMU</text:p>
      <text:p text:style-name="P22">Wybierz dwie ze zdolności z poniższej listy (lub z niższego poziomu) i dodaj je do swoich zdolności. Dodatkowo, możesz zamienić jedną ze zdolności niższego poziomu na inną z niższego poziomu.</text:p>
      <text:list xml:id="list4023808745" text:style-name="L7">
        <text:list-item>
          <text:p text:style-name="P23">Broń i Cios</text:p>
        </text:list-item>
        <text:list-item>
          <text:p text:style-name="P23">Chwila Wspaniałości</text:p>
        </text:list-item>
        <text:list-item>
          <text:p text:style-name="P23">Morderca</text:p>
        </text:list-item>
        <text:list-item>
          <text:p text:style-name="P23">Ostateczny Cios</text:p>
        </text:list-item>
        <text:list-item>
          <text:p text:style-name="P23">Wielokrotny Atak</text:p>
        </text:list-item>
        <text:list-item>
          <text:p text:style-name="P23">Znowu i Znowu</text:p>
        </text:list-item>
      </text:list>
      <text:p text:style-name="P22">W ramce:</text:p>
      <text:p text:style-name="P22">PRZYKŁAD WOJWONIKA</text:p>
      <text:p text:style-name="P22">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poziomie, jej Wysiłek to 1, jej Skupienie w Mocy to 1, a Skupienie w Szybkości i Intelekcie to 0. Jego postać nie jest szczególnie mądra lub charyzmatyczna. </text:p>
      <text:p text:style-name="P22">Chce on korzystać z dużego noża bojowego (średnia broń, która zadaje 4 punkty obrażeń) i .357 Magnum (ciężki pistolet, który zadaje 6 punktów obrażeń, ale wymaga dwóch rąk do korzystania). Ray decyduje się na nie noszenie żadnej zbroi, <text:span text:style-name="T18">gdyż nie pasuje to do settingu, tak więc, jako swoją pierwszą zdolność wybiera </text:span><text:span text:style-name="T4">Wyszkolony Bez Zbroi</text:span><text:span text:style-name="T13">, co ułatwia jego Obronę Szybkości. Jako drugą zdolność wybiera </text:span><text:span text:style-name="T5">Zdolności Bojowe</text:span><text:span text:style-name="T13">, by zadawać większe obrażenia swoim wielkim nożem. </text:span></text:p>
      <text:p text:style-name="P24"><text:span text:style-name="T9">Ray chce być zarówno szybki, jak i wytrzymały, wybiera więc </text:span><text:span text:style-name="T3">Ulepszone Skupienie</text:span><text:span text:style-name="T9">. Daje mu to Skupienie w Szybkości na 1. Jako ostatnią zdolność, wybiera </text:span><text:span text:style-name="T3">Umiejętności Fizyczne</text:span><text:span text:style-name="T9"> i wybiera pływanie i bieganie. </text:span></text:p>
      <text:p text:style-name="P24"><text:span text:style-name="T9">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span></text:p>
      <text:p text:style-name="P24"><text:span text:style-name="T9">Ray dalej musi wybrać deskryptor i specjalizację. Przeglądając deskryptory, Ray wybiera </text:span><text:span text:style-name="T3">Silnego</text:span><text:span text:style-name="T9">, co zwiększa jego Pulę Mocy do 17. Jest także wytrenowany w skakaniu i niszczeniu przedmiotów. (Jeśli Ray wybrałby skakanie jako jedną ze swoich umiejętności fizycznych, teraz dzięki deskryptorowi byłby wyspecjalizowany w skakaniu, zamiast być wytrenowanym). Bycie </text:span><text:soft-page-break/><text:span text:style-name="T9">Islnym daje też Ray’owi dodatkową średnią bądź ciężką broń. Wybiera kij baseballowy, który przechowuje w bagażniku swojego auta. </text:span></text:p>
      <text:p text:style-name="P24"><text:span text:style-name="T9">Jako swoją specjalizację, Ray wybiera </text:span><text:span text:style-name="T3">Mistrzowsko Posługuje się Bronią</text:span><text:span text:style-name="T9">.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24"><text:span text:style-name="T9">Dzięki jego specjalizacji, zadaje także dodatkowy 1 punkt obrażeń w walce swoją wybranąbronią. Teraz zadaje 6 punktów obrażeń swoim ostrzem. Postać Raya to śmiercionośny wojownik, zapewne rozpoczynający grę z reputacją jako walczący nożami.</text:span></text:p>
      <text:p text:style-name="P24"><text:span text:style-name="T9">Ako swój motyw fabularny, Ray wybiera </text:span><text:span text:style-name="T3">Pokonać Wroga</text:span><text:span text:style-name="T9">. Ten wróg, R ay decyduje, to nikt inny jak jego stary przyjaciel z armii, który wszedł na ścieżkę zł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1"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reść_20_tekstu2" style:display-name="Treść tekstu2" style:family="paragraph" style:parent-style-name="Text_20_body"/>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7T08:57:13.172000000</meta:creation-date>
    <dc:date>2024-02-29T12:40:58.104000000</dc:date>
    <meta:editing-duration>PT1H8M54S</meta:editing-duration>
    <meta:editing-cycles>9</meta:editing-cycles>
    <meta:generator>LibreOffice/7.1.4.2$Windows_X86_64 LibreOffice_project/a529a4fab45b75fefc5b6226684193eb000654f6</meta:generator>
    <meta:document-statistic meta:table-count="2" meta:image-count="0" meta:object-count="0" meta:page-count="6" meta:paragraph-count="150" meta:word-count="1671" meta:character-count="10883" meta:non-whitespace-character-count="9397"/>
  </office:meta>
</office:document-meta>
</file>